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8pt" fo:font-weight="normal" style:font-size-asian="18pt" style:font-weight-asian="normal" style:font-size-complex="18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24pt" fo:font-weight="normal" style:font-size-asian="24pt" style:font-weight-asian="normal" style:font-size-complex="2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24pt" fo:font-weight="normal" style:font-size-asian="24pt" style:font-weight-asian="normal" style:font-size-complex="24pt" style:font-weight-complex="normal"/>
    </style:style>
    <style:style style:name="P4" style:family="paragraph" style:parent-style-name="Standard">
      <style:paragraph-properties fo:text-align="start" style:justify-single-word="false"/>
    </style:style>
    <style:style style:name="T1" style:family="text">
      <style:text-properties fo:font-size="24pt" fo:font-weight="normal" style:font-size-asian="24pt" style:font-weight-asian="normal" style:font-size-complex="24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<text:tab/>W trakcie ubiegłego roku zajmowałem się kilkoma ciekawymi zajęciami. Najważniejszym z nich według mnie było moje przygotowywanie się do wojewódzkiego konkursu z fizyki. Nie było to związane tylko i wyłącznie z chęcią sukcesu w konkursie. Było to realizacją mojej pasji. Niezwykle interesuję przedmiotami ścisłymi. Ciekawi mnie ta dziedzina i pragnę się w niej rozwijać. Ostatecznie myślę, że osiągnąłem wielki sukces. W owym konkursie zostałem finalistą i z tego jestem najdumniejszy.</text:span></text:p>
      <text:p text:style-name="P2"><text:tab/>Poza fizyką rozwijałem się również w programowaniu. Nauczyłem się używać języka C++ oraz HTML. Potrafię napisać prostą aplikację oraz utworzyć działającą stronę internetową. Rozumiem też już kod i zawarte w nim funkcje. Bardzo spodobał mi się taki sposób pracy. Chciałbym ukierunkować swoją przyszłość w stronę IT.</text:p>
      <text:p text:style-name="P2"><text:tab/>Bardzo zadowolony jestem z mojego udziału w harcerstwie. W ciągu ostatniego roku piąłem się po szczeblach krasnobrodzkiego szczepu. Aktualnie przygotowuję się do zostania zastępowym.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3-27T11:04:47.58</meta:creation-date>
    <dc:date>2021-03-29T12:42:57.58</dc:date>
    <meta:editing-duration>PT15M59S</meta:editing-duration>
    <meta:editing-cycles>2</meta:editing-cycles>
    <meta:generator>OpenOffice/4.1.4$Win32 OpenOffice.org_project/414m5$Build-9788</meta:generator>
    <meta:document-statistic meta:table-count="0" meta:image-count="0" meta:object-count="0" meta:page-count="1" meta:paragraph-count="4" meta:word-count="140" meta:character-count="984"/>
  </office:meta>
</office:document-meta>
</file>